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Neue1" svg:font-family="HelveticaNeue"/>
    <style:font-face style:name="Arial" svg:font-family="Arial" style:font-pitch="variable"/>
    <style:font-face style:name="DejaVu Sans1" svg:font-family="'DejaVu Sans'" style:font-pitch="variable"/>
    <style:font-face style:name="HelveticaNeue" svg:font-family="HelveticaNeue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13.5pt" style:font-size-asian="13.5pt" style:font-size-complex="13.5pt"/>
    </style:style>
    <style:style style:name="P9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color="#000000" style:font-name="Arial1" fo:font-size="12pt" style:font-size-asian="12pt" style:font-name-complex="Arial1" style:font-size-complex="12pt"/>
    </style:style>
    <style:style style:name="T2" style:family="text">
      <style:text-properties fo:color="#00b4d5" style:font-name="Arial1" fo:font-size="14.3999996185303pt" style:font-size-asian="14.3999996185303pt" style:font-name-complex="Arial1" style:font-size-complex="14.3999996185303pt"/>
    </style:style>
    <style:style style:name="T3" style:family="text">
      <style:text-properties fo:color="#000000" style:font-name="HelveticaNeue1" fo:font-size="18pt" fo:font-weight="bold" style:font-size-asian="18pt" style:font-name-complex="HelveticaNeue1" style:font-size-complex="18pt" style:font-weight-complex="bold"/>
    </style:style>
    <style:style style:name="T4" style:family="text">
      <style:text-properties fo:color="#0a31ff" style:font-name="Arial1" fo:font-size="9pt" style:font-size-asian="9pt" style:font-name-complex="Arial1" style:font-size-complex="9pt"/>
    </style:style>
    <style:style style:name="T5" style:family="text">
      <style:text-properties fo:color="#000000" style:font-name="Arial1" fo:font-size="13.5pt" style:font-size-asian="13.5pt" style:font-name-complex="Arial1" style:font-size-complex="13.5pt"/>
    </style:style>
    <style:style style:name="T6" style:family="text">
      <style:text-properties fo:color="#000000" style:font-name="Arial1" fo:font-size="10.5pt" style:font-size-asian="10.5pt" style:font-name-complex="Arial1" style:font-size-complex="10.5pt"/>
    </style:style>
    <style:style style:name="T7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000000" style:font-name="Arial1" fo:font-size="13.5pt" fo:font-style="italic" style:font-size-asian="13.5pt" style:font-name-complex="Arial1" style:font-size-complex="13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508cm" svg:height="26.306cm" svg:x="1.744cm" svg:y="1.702cm" svg:viewBox="0 0 17509 26307" draw:points="0,26307 17509,26307 17509,0 0,0">
          <text:p/>
        </draw:polygon>
        <draw:polygon draw:style-name="gr1" draw:text-style-name="P1" draw:layer="layout" svg:width="17.498cm" svg:height="25.883cm" svg:x="1.744cm" svg:y="2.125cm" svg:viewBox="0 0 17499 25884" draw:points="0,25884 17499,25884 17499,0 0,0">
          <text:p/>
        </draw:polygon>
        <draw:polygon draw:style-name="gr1" draw:text-style-name="P1" draw:layer="layout" svg:width="17.498cm" svg:height="0.423cm" svg:x="1.744cm" svg:y="1.702cm" svg:viewBox="0 0 17499 424" draw:points="0,424 17499,424 17499,0 0,0">
          <text:p/>
        </draw:polygon>
        <draw:polygon draw:style-name="gr2" draw:text-style-name="P2" draw:layer="layout" svg:width="0.027cm" svg:height="0.979cm" svg:x="3.324cm" svg:y="16.46cm" svg:viewBox="0 0 28 980" draw:points="0,980 28,980 28,0 0,0">
          <text:p/>
        </draw:polygon>
        <draw:polygon draw:style-name="gr2" draw:text-style-name="P2" draw:layer="layout" svg:width="0.027cm" svg:height="0.979cm" svg:x="5.739cm" svg:y="16.46cm" svg:viewBox="0 0 28 980" draw:points="0,980 28,980 28,0 0,0">
          <text:p/>
        </draw:polygon>
        <draw:polygon draw:style-name="gr2" draw:text-style-name="P2" draw:layer="layout" svg:width="0.027cm" svg:height="0.979cm" svg:x="9.065cm" svg:y="16.46cm" svg:viewBox="0 0 28 980" draw:points="0,980 28,980 28,0 0,0">
          <text:p/>
        </draw:polygon>
        <draw:polygon draw:style-name="gr2" draw:text-style-name="P2" draw:layer="layout" svg:width="0.027cm" svg:height="0.979cm" svg:x="12.419cm" svg:y="16.46cm" svg:viewBox="0 0 28 980" draw:points="0,980 28,980 28,0 0,0">
          <text:p/>
        </draw:polygon>
        <draw:polygon draw:style-name="gr2" draw:text-style-name="P2" draw:layer="layout" svg:width="0.026cm" svg:height="0.979cm" svg:x="14.005cm" svg:y="16.46cm" svg:viewBox="0 0 27 980" draw:points="0,980 27,980 27,0 0,0">
          <text:p/>
        </draw:polygon>
        <draw:polygon draw:style-name="gr2" draw:text-style-name="P2" draw:layer="layout" svg:width="0.027cm" svg:height="0.979cm" svg:x="15.204cm" svg:y="16.46cm" svg:viewBox="0 0 28 980" draw:points="0,980 28,980 28,0 0,0">
          <text:p/>
        </draw:polygon>
        <draw:polygon draw:style-name="gr2" draw:text-style-name="P2" draw:layer="layout" svg:width="11.907cm" svg:height="0.026cm" svg:x="3.324cm" svg:y="16.434cm" svg:viewBox="0 0 11908 27" draw:points="0,27 11908,27 11908,0 0,0">
          <text:p/>
        </draw:polygon>
        <draw:polygon draw:style-name="gr2" draw:text-style-name="P2" draw:layer="layout" svg:width="2.388cm" svg:height="0.027cm" svg:x="3.351cm" svg:y="16.936cm" svg:viewBox="0 0 2389 28" draw:points="0,28 2389,28 2389,0 0,0">
          <text:p/>
        </draw:polygon>
        <draw:polygon draw:style-name="gr2" draw:text-style-name="P2" draw:layer="layout" svg:width="3.299cm" svg:height="0.027cm" svg:x="5.766cm" svg:y="16.936cm" svg:viewBox="0 0 3300 28" draw:points="0,28 3300,28 3300,0 0,0">
          <text:p/>
        </draw:polygon>
        <draw:polygon draw:style-name="gr2" draw:text-style-name="P2" draw:layer="layout" svg:width="3.327cm" svg:height="0.027cm" svg:x="9.092cm" svg:y="16.936cm" svg:viewBox="0 0 3328 28" draw:points="0,28 3328,28 3328,0 0,0">
          <text:p/>
        </draw:polygon>
        <draw:polygon draw:style-name="gr2" draw:text-style-name="P2" draw:layer="layout" svg:width="1.559cm" svg:height="0.027cm" svg:x="12.446cm" svg:y="16.936cm" svg:viewBox="0 0 1560 28" draw:points="0,28 1560,28 1560,0 0,0">
          <text:p/>
        </draw:polygon>
        <draw:polygon draw:style-name="gr2" draw:text-style-name="P2" draw:layer="layout" svg:width="1.173cm" svg:height="0.027cm" svg:x="14.031cm" svg:y="16.936cm" svg:viewBox="0 0 1174 28" draw:points="0,28 1174,28 1174,0 0,0">
          <text:p/>
        </draw:polygon>
        <draw:polygon draw:style-name="gr2" draw:text-style-name="P2" draw:layer="layout" svg:width="11.907cm" svg:height="0.027cm" svg:x="3.324cm" svg:y="17.439cm" svg:viewBox="0 0 11908 28" draw:points="0,28 11908,28 11908,0 0,0">
          <text:p/>
        </draw:polygon>
        <draw:polygon draw:style-name="gr2" draw:text-style-name="P2" draw:layer="layout" svg:width="0.027cm" svg:height="1.984cm" svg:x="3.324cm" svg:y="20.826cm" svg:viewBox="0 0 28 1985" draw:points="0,1985 28,1985 28,0 0,0">
          <text:p/>
        </draw:polygon>
        <draw:polygon draw:style-name="gr2" draw:text-style-name="P2" draw:layer="layout" svg:width="0.026cm" svg:height="1.984cm" svg:x="6.154cm" svg:y="20.826cm" svg:viewBox="0 0 27 1985" draw:points="0,1985 27,1985 27,0 0,0">
          <text:p/>
        </draw:polygon>
        <draw:polygon draw:style-name="gr2" draw:text-style-name="P2" draw:layer="layout" svg:width="0.027cm" svg:height="1.984cm" svg:x="9.652cm" svg:y="20.826cm" svg:viewBox="0 0 28 1985" draw:points="0,1985 28,1985 28,0 0,0">
          <text:p/>
        </draw:polygon>
        <draw:polygon draw:style-name="gr2" draw:text-style-name="P2" draw:layer="layout" svg:width="0.026cm" svg:height="1.984cm" svg:x="13.181cm" svg:y="20.826cm" svg:viewBox="0 0 27 1985" draw:points="0,1985 27,1985 27,0 0,0">
          <text:p/>
        </draw:polygon>
        <draw:polygon draw:style-name="gr2" draw:text-style-name="P2" draw:layer="layout" svg:width="0.026cm" svg:height="1.984cm" svg:x="14.848cm" svg:y="20.826cm" svg:viewBox="0 0 27 1985" draw:points="0,1985 27,1985 27,0 0,0">
          <text:p/>
        </draw:polygon>
        <draw:polygon draw:style-name="gr2" draw:text-style-name="P2" draw:layer="layout" svg:width="0.026cm" svg:height="1.984cm" svg:x="16.11cm" svg:y="20.826cm" svg:viewBox="0 0 27 1985" draw:points="0,1985 27,1985 27,0 0,0">
          <text:p/>
        </draw:polygon>
        <draw:polygon draw:style-name="gr2" draw:text-style-name="P2" draw:layer="layout" svg:width="0.026cm" svg:height="1.984cm" svg:x="19.173cm" svg:y="20.826cm" svg:viewBox="0 0 27 1985" draw:points="0,1985 27,1985 27,0 0,0">
          <text:p/>
        </draw:polygon>
        <draw:polygon draw:style-name="gr2" draw:text-style-name="P2" draw:layer="layout" svg:width="15.875cm" svg:height="0.027cm" svg:x="3.324cm" svg:y="20.799cm" svg:viewBox="0 0 15876 28" draw:points="0,28 15876,28 15876,0 0,0">
          <text:p/>
        </draw:polygon>
        <draw:polygon draw:style-name="gr2" draw:text-style-name="P2" draw:layer="layout" svg:width="2.803cm" svg:height="0.027cm" svg:x="3.351cm" svg:y="21.302cm" svg:viewBox="0 0 2804 28" draw:points="0,28 2804,28 2804,0 0,0">
          <text:p/>
        </draw:polygon>
        <draw:polygon draw:style-name="gr2" draw:text-style-name="P2" draw:layer="layout" svg:width="3.472cm" svg:height="0.027cm" svg:x="6.18cm" svg:y="21.302cm" svg:viewBox="0 0 3473 28" draw:points="0,28 3473,28 3473,0 0,0">
          <text:p/>
        </draw:polygon>
        <draw:polygon draw:style-name="gr2" draw:text-style-name="P2" draw:layer="layout" svg:width="3.502cm" svg:height="0.027cm" svg:x="9.679cm" svg:y="21.302cm" svg:viewBox="0 0 3503 28" draw:points="0,28 3503,28 3503,0 0,0">
          <text:p/>
        </draw:polygon>
        <draw:polygon draw:style-name="gr2" draw:text-style-name="P2" draw:layer="layout" svg:width="1.641cm" svg:height="0.027cm" svg:x="13.207cm" svg:y="21.302cm" svg:viewBox="0 0 1642 28" draw:points="0,28 1642,28 1642,0 0,0">
          <text:p/>
        </draw:polygon>
        <draw:polygon draw:style-name="gr2" draw:text-style-name="P2" draw:layer="layout" svg:width="1.235cm" svg:height="0.027cm" svg:x="14.874cm" svg:y="21.302cm" svg:viewBox="0 0 1236 28" draw:points="0,28 1236,28 1236,0 0,0">
          <text:p/>
        </draw:polygon>
        <draw:polygon draw:style-name="gr2" draw:text-style-name="P2" draw:layer="layout" svg:width="3.037cm" svg:height="0.027cm" svg:x="16.136cm" svg:y="21.302cm" svg:viewBox="0 0 3038 28" draw:points="0,28 3038,28 3038,0 0,0">
          <text:p/>
        </draw:polygon>
        <draw:polygon draw:style-name="gr2" draw:text-style-name="P2" draw:layer="layout" svg:width="2.803cm" svg:height="0.026cm" svg:x="3.351cm" svg:y="21.805cm" svg:viewBox="0 0 2804 27" draw:points="0,27 2804,27 2804,0 0,0">
          <text:p/>
        </draw:polygon>
        <draw:polygon draw:style-name="gr2" draw:text-style-name="P2" draw:layer="layout" svg:width="3.472cm" svg:height="0.026cm" svg:x="6.18cm" svg:y="21.805cm" svg:viewBox="0 0 3473 27" draw:points="0,27 3473,27 3473,0 0,0">
          <text:p/>
        </draw:polygon>
        <draw:polygon draw:style-name="gr2" draw:text-style-name="P2" draw:layer="layout" svg:width="3.502cm" svg:height="0.026cm" svg:x="9.679cm" svg:y="21.805cm" svg:viewBox="0 0 3503 27" draw:points="0,27 3503,27 3503,0 0,0">
          <text:p/>
        </draw:polygon>
        <draw:polygon draw:style-name="gr2" draw:text-style-name="P2" draw:layer="layout" svg:width="1.641cm" svg:height="0.026cm" svg:x="13.207cm" svg:y="21.805cm" svg:viewBox="0 0 1642 27" draw:points="0,27 1642,27 1642,0 0,0">
          <text:p/>
        </draw:polygon>
        <draw:polygon draw:style-name="gr2" draw:text-style-name="P2" draw:layer="layout" svg:width="1.235cm" svg:height="0.026cm" svg:x="14.874cm" svg:y="21.805cm" svg:viewBox="0 0 1236 27" draw:points="0,27 1236,27 1236,0 0,0">
          <text:p/>
        </draw:polygon>
        <draw:polygon draw:style-name="gr2" draw:text-style-name="P2" draw:layer="layout" svg:width="3.037cm" svg:height="0.026cm" svg:x="16.136cm" svg:y="21.805cm" svg:viewBox="0 0 3038 27" draw:points="0,27 3038,27 3038,0 0,0">
          <text:p/>
        </draw:polygon>
        <draw:polygon draw:style-name="gr2" draw:text-style-name="P2" draw:layer="layout" svg:width="2.803cm" svg:height="0.027cm" svg:x="3.351cm" svg:y="22.307cm" svg:viewBox="0 0 2804 28" draw:points="0,28 2804,28 2804,0 0,0">
          <text:p/>
        </draw:polygon>
        <draw:polygon draw:style-name="gr2" draw:text-style-name="P2" draw:layer="layout" svg:width="3.472cm" svg:height="0.027cm" svg:x="6.18cm" svg:y="22.307cm" svg:viewBox="0 0 3473 28" draw:points="0,28 3473,28 3473,0 0,0">
          <text:p/>
        </draw:polygon>
        <draw:polygon draw:style-name="gr2" draw:text-style-name="P2" draw:layer="layout" svg:width="3.502cm" svg:height="0.027cm" svg:x="9.679cm" svg:y="22.307cm" svg:viewBox="0 0 3503 28" draw:points="0,28 3503,28 3503,0 0,0">
          <text:p/>
        </draw:polygon>
        <draw:polygon draw:style-name="gr2" draw:text-style-name="P2" draw:layer="layout" svg:width="1.641cm" svg:height="0.027cm" svg:x="13.207cm" svg:y="22.307cm" svg:viewBox="0 0 1642 28" draw:points="0,28 1642,28 1642,0 0,0">
          <text:p/>
        </draw:polygon>
        <draw:polygon draw:style-name="gr2" draw:text-style-name="P2" draw:layer="layout" svg:width="1.235cm" svg:height="0.027cm" svg:x="14.874cm" svg:y="22.307cm" svg:viewBox="0 0 1236 28" draw:points="0,28 1236,28 1236,0 0,0">
          <text:p/>
        </draw:polygon>
        <draw:polygon draw:style-name="gr2" draw:text-style-name="P2" draw:layer="layout" svg:width="3.037cm" svg:height="0.027cm" svg:x="16.136cm" svg:y="22.307cm" svg:viewBox="0 0 3038 28" draw:points="0,28 3038,28 3038,0 0,0">
          <text:p/>
        </draw:polygon>
        <draw:polygon draw:style-name="gr2" draw:text-style-name="P2" draw:layer="layout" svg:width="15.875cm" svg:height="0.027cm" svg:x="3.324cm" svg:y="22.81cm" svg:viewBox="0 0 15876 28" draw:points="0,28 15876,28 15876,0 0,0">
          <text:p/>
        </draw:polygon>
        <draw:frame draw:style-name="gr3" draw:text-style-name="P4" draw:layer="layout" svg:width="7.059cm" svg:height="0.475cm" svg:x="1.744cm" svg:y="2.201cm">
          <draw:text-box>
            <text:p text:style-name="P3"><text:span text:style-name="T1">No</text:span><text:span text:style-name="T1">m: 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</text:span></text:p>
          </draw:text-box>
        </draw:frame>
        <draw:frame draw:style-name="gr3" draw:text-style-name="P4" draw:layer="layout" svg:width="5.332cm" svg:height="0.475cm" svg:x="1.744cm" svg:y="2.836cm">
          <draw:text-box>
            <text:p text:style-name="P3"><text:span text:style-name="T1">Pu</text:span><text:span text:style-name="T1">ntu</text:span><text:span text:style-name="T1">aci</text:span><text:span text:style-name="T1">ó: </text:span><text:span text:style-name="T1">___</text:span><text:span text:style-name="T1">___ </text:span><text:span text:style-name="T1">/ </text:span><text:span text:style-name="T1">___</text:span><text:span text:style-name="T1">___</text:span></text:p>
          </draw:text-box>
        </draw:frame>
        <draw:frame draw:style-name="gr4" draw:text-style-name="P5" draw:layer="layout" svg:width="4.134cm" svg:height="0.568cm" svg:x="2.252cm" svg:y="4.297cm">
          <draw:text-box>
            <text:p text:style-name="P3"><text:span text:style-name="T2">La</text:span><text:span text:style-name="T2">b 3 </text:span><text:span text:style-name="T2">- </text:span><text:span text:style-name="T2">Ca</text:span><text:span text:style-name="T2">ste</text:span><text:span text:style-name="T2">lla</text:span><text:span text:style-name="T2">no</text:span></text:p>
          </draw:text-box>
        </draw:frame>
        <draw:frame draw:style-name="gr4" draw:text-style-name="P5" draw:layer="layout" svg:width="1.357cm" svg:height="0.568cm" svg:x="2.305cm" svg:y="6.001cm">
          <draw:text-box>
            <text:p text:style-name="P3"><text:span text:style-name="T2">Pa</text:span><text:span text:style-name="T2">rt 1</text:span></text:p>
          </draw:text-box>
        </draw:frame>
        <draw:frame draw:style-name="gr3" draw:text-style-name="P4" draw:layer="layout" svg:width="0.422cm" svg:height="0.475cm" svg:x="1.797cm" svg:y="6.561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0.634cm" svg:height="0.738cm" svg:x="2.063cm" svg:y="7.255cm">
          <draw:text-box>
            <text:p text:style-name="P3"><text:span text:style-name="T3">1</text:span></text:p>
          </draw:text-box>
        </draw:frame>
        <draw:frame draw:style-name="gr6" draw:text-style-name="P7" draw:layer="layout" svg:width="1.259cm" svg:height="0.357cm" svg:x="3.325cm" svg:y="7.804cm">
          <draw:text-box>
            <text:p text:style-name="P3"><text:span text:style-name="T4">Alu</text:span><text:span text:style-name="T4">mno</text:span><text:span text:style-name="T4">1</text:span></text:p>
          </draw:text-box>
        </draw:frame>
        <draw:frame draw:style-name="gr3" draw:text-style-name="P4" draw:layer="layout" svg:width="8.511cm" svg:height="0.475cm" svg:x="3.325cm" svg:y="8.096cm">
          <draw:text-box>
            <text:p text:style-name="P3"><text:span text:style-name="T1">No</text:span><text:span text:style-name="T1">mbr</text:span><text:span text:style-name="T1">e </text:span><text:span text:style-name="T1">___</text:span><text:span text:style-name="T1">_ </text:span><text:span text:style-name="T1">Ap</text:span><text:span text:style-name="T1">elli</text:span><text:span text:style-name="T1">do1 </text:span><text:span text:style-name="T1">___</text:span><text:span text:style-name="T1">_ <text:s/></text:span><text:span text:style-name="T1">Ap</text:span><text:span text:style-name="T1">elli</text:span><text:span text:style-name="T1">do2 </text:span><text:span text:style-name="T1">___</text:span><text:span text:style-name="T1">_</text:span></text:p>
          </draw:text-box>
        </draw:frame>
        <draw:frame draw:style-name="gr6" draw:text-style-name="P7" draw:layer="layout" svg:width="1.259cm" svg:height="0.357cm" svg:x="3.325cm" svg:y="8.968cm">
          <draw:text-box>
            <text:p text:style-name="P3"><text:span text:style-name="T4">Alu</text:span><text:span text:style-name="T4">mno</text:span><text:span text:style-name="T4">2</text:span></text:p>
          </draw:text-box>
        </draw:frame>
        <draw:frame draw:style-name="gr3" draw:text-style-name="P4" draw:layer="layout" svg:width="8.511cm" svg:height="0.475cm" svg:x="3.325cm" svg:y="9.26cm">
          <draw:text-box>
            <text:p text:style-name="P3"><text:span text:style-name="T1">No</text:span><text:span text:style-name="T1">mbr</text:span><text:span text:style-name="T1">e </text:span><text:span text:style-name="T1">___</text:span><text:span text:style-name="T1">_ </text:span><text:span text:style-name="T1">Ap</text:span><text:span text:style-name="T1">elli</text:span><text:span text:style-name="T1">do1 </text:span><text:span text:style-name="T1">___</text:span><text:span text:style-name="T1">_ <text:s/></text:span><text:span text:style-name="T1">Ap</text:span><text:span text:style-name="T1">elli</text:span><text:span text:style-name="T1">do2 </text:span><text:span text:style-name="T1">___</text:span><text:span text:style-name="T1">_</text:span></text:p>
          </draw:text-box>
        </draw:frame>
        <draw:frame draw:style-name="gr5" draw:text-style-name="P6" draw:layer="layout" svg:width="0.634cm" svg:height="0.738cm" svg:x="2.063cm" svg:y="11.012cm">
          <draw:text-box>
            <text:p text:style-name="P3"><text:span text:style-name="T3">2</text:span></text:p>
          </draw:text-box>
        </draw:frame>
        <draw:frame draw:style-name="gr3" draw:text-style-name="P4" draw:layer="layout" svg:width="0.422cm" svg:height="0.475cm" svg:x="3.325cm" svg:y="11.747cm">
          <draw:text-box>
            <text:p text:style-name="P3"><text:span text:style-name="T1"><text:s/></text:span></text:p>
          </draw:text-box>
        </draw:frame>
        <draw:frame draw:style-name="gr7" draw:text-style-name="P8" draw:layer="layout" svg:width="3.888cm" svg:height="0.531cm" svg:x="3.325cm" svg:y="12.608cm">
          <draw:text-box>
            <text:p text:style-name="P3"><text:span text:style-name="T5">Pr</text:span><text:span text:style-name="T5">ogr</text:span><text:span text:style-name="T5">am</text:span><text:span text:style-name="T5">a </text:span><text:span text:style-name="T5">DA</text:span><text:span text:style-name="T5">PY.</text:span><text:span text:style-name="T5">S</text:span></text:p>
          </draw:text-box>
        </draw:frame>
        <draw:frame draw:style-name="gr8" draw:text-style-name="P9" draw:layer="layout" svg:width="6.957cm" svg:height="0.412cm" svg:x="3.325cm" svg:y="13.074cm">
          <draw:text-box>
            <text:p text:style-name="P3"><text:span text:style-name="T6">a) </text:span><text:span text:style-name="T6">Ejec</text:span><text:span text:style-name="T6">ució</text:span><text:span text:style-name="T6">n </text:span><text:span text:style-name="T6">del </text:span><text:span text:style-name="T6">pro</text:span><text:span text:style-name="T6">gra</text:span><text:span text:style-name="T6">ma </text:span><text:span text:style-name="T6">DA</text:span><text:span text:style-name="T6">PY.</text:span><text:span text:style-name="T6">S </text:span><text:span text:style-name="T6">origi</text:span><text:span text:style-name="T6">nal</text:span></text:p>
          </draw:text-box>
        </draw:frame>
        <draw:frame draw:style-name="gr3" draw:text-style-name="P4" draw:layer="layout" svg:width="0.422cm" svg:height="0.475cm" svg:x="3.325cm" svg:y="13.86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5cm" svg:x="3.325cm" svg:y="14.7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5cm" svg:x="3.325cm" svg:y="15.55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983cm" svg:height="0.475cm" svg:x="3.557cm" svg:y="16.457cm">
          <draw:text-box>
            <text:p text:style-name="P3"><text:span text:style-name="T7">Pro</text:span><text:span text:style-name="T7">gra</text:span><text:span text:style-name="T7">ma</text:span></text:p>
          </draw:text-box>
        </draw:frame>
        <draw:frame draw:style-name="gr3" draw:text-style-name="P4" draw:layer="layout" svg:width="2.762cm" svg:height="0.475cm" svg:x="6.04cm" svg:y="16.457cm">
          <draw:text-box>
            <text:p text:style-name="P3"><text:span text:style-name="T7">Ins</text:span><text:span text:style-name="T7">tru</text:span><text:span text:style-name="T7">cci</text:span><text:span text:style-name="T7">on</text:span><text:span text:style-name="T7">es</text:span></text:p>
          </draw:text-box>
        </draw:frame>
        <draw:frame draw:style-name="gr3" draw:text-style-name="P4" draw:layer="layout" svg:width="2.788cm" svg:height="0.475cm" svg:x="9.368cm" svg:y="16.457cm">
          <draw:text-box>
            <text:p text:style-name="P3"><text:span text:style-name="T7">Cic</text:span><text:span text:style-name="T7">los </text:span><text:span text:style-name="T7">par</text:span><text:span text:style-name="T7">ad</text:span><text:span text:style-name="T7">a</text:span></text:p>
          </draw:text-box>
        </draw:frame>
        <draw:frame draw:style-name="gr3" draw:text-style-name="P4" draw:layer="layout" svg:width="2.339cm" svg:height="0.475cm" svg:x="12.591cm" svg:y="16.457cm">
          <draw:text-box>
            <text:p text:style-name="P3"><text:span text:style-name="T7">Cic</text:span><text:span text:style-name="T7">los </text:span><text:span text:style-name="T7">CPI </text:span><text:span text:style-name="T7"><text:s/></text:span></text:p>
          </draw:text-box>
        </draw:frame>
        <draw:frame draw:style-name="gr3" draw:text-style-name="P4" draw:layer="layout" svg:width="1.53cm" svg:height="0.475cm" svg:x="3.781cm" svg:y="16.959cm">
          <draw:text-box>
            <text:p text:style-name="P3"><text:span text:style-name="T7">DA</text:span><text:span text:style-name="T7">PY.</text:span><text:span text:style-name="T7">S</text:span></text:p>
          </draw:text-box>
        </draw:frame>
        <draw:frame draw:style-name="gr3" draw:text-style-name="P4" draw:layer="layout" svg:width="0.713cm" svg:height="0.475cm" svg:x="6.945cm" svg:y="16.959cm">
          <draw:text-box>
            <text:p text:style-name="P3"><text:span text:style-name="T1">454</text:span></text:p>
          </draw:text-box>
        </draw:frame>
        <draw:frame draw:style-name="gr3" draw:text-style-name="P4" draw:layer="layout" svg:width="0.713cm" svg:height="0.475cm" svg:x="10.285cm" svg:y="16.959cm">
          <draw:text-box>
            <text:p text:style-name="P3"><text:span text:style-name="T1">445</text:span></text:p>
          </draw:text-box>
        </draw:frame>
        <draw:frame draw:style-name="gr3" draw:text-style-name="P4" draw:layer="layout" svg:width="0.713cm" svg:height="0.475cm" svg:x="12.755cm" svg:y="16.959cm">
          <draw:text-box>
            <text:p text:style-name="P3"><text:span text:style-name="T1">903</text:span></text:p>
          </draw:text-box>
        </draw:frame>
        <draw:frame draw:style-name="gr3" draw:text-style-name="P4" draw:layer="layout" svg:width="0.832cm" svg:height="0.475cm" svg:x="14.147cm" svg:y="16.959cm">
          <draw:text-box>
            <text:p text:style-name="P3"><text:span text:style-name="T1">1,9</text:span><text:span text:style-name="T1">9</text:span></text:p>
          </draw:text-box>
        </draw:frame>
        <draw:frame draw:style-name="gr3" draw:text-style-name="P4" draw:layer="layout" svg:width="0.422cm" svg:height="0.475cm" svg:x="3.325cm" svg:y="17.85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5cm" svg:x="3.325cm" svg:y="18.70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5cm" svg:x="11.203cm" svg:y="19.552cm">
          <draw:text-box>
            <text:p text:style-name="P3"><text:span text:style-name="T1"><text:s/></text:span></text:p>
          </draw:text-box>
        </draw:frame>
        <draw:frame draw:style-name="gr8" draw:text-style-name="P9" draw:layer="layout" svg:width="6.598cm" svg:height="0.412cm" svg:x="3.325cm" svg:y="19.979cm">
          <draw:text-box>
            <text:p text:style-name="P3"><text:span text:style-name="T6">b) </text:span><text:span text:style-name="T6">Opti</text:span><text:span text:style-name="T6">miz</text:span><text:span text:style-name="T6">acio</text:span><text:span text:style-name="T6">nes </text:span><text:span text:style-name="T6">del </text:span><text:span text:style-name="T6">pro</text:span><text:span text:style-name="T6">gra</text:span><text:span text:style-name="T6">ma </text:span><text:span text:style-name="T6">DA</text:span><text:span text:style-name="T6">PY.</text:span><text:span text:style-name="T6">S</text:span></text:p>
          </draw:text-box>
        </draw:frame>
        <draw:frame draw:style-name="gr3" draw:text-style-name="P4" draw:layer="layout" svg:width="0.422cm" svg:height="0.475cm" svg:x="3.325cm" svg:y="20.34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983cm" svg:height="0.475cm" svg:x="3.765cm" svg:y="20.822cm">
          <draw:text-box>
            <text:p text:style-name="P3"><text:span text:style-name="T7">Pro</text:span><text:span text:style-name="T7">gra</text:span><text:span text:style-name="T7">ma</text:span></text:p>
          </draw:text-box>
        </draw:frame>
        <draw:frame draw:style-name="gr3" draw:text-style-name="P4" draw:layer="layout" svg:width="2.762cm" svg:height="0.475cm" svg:x="6.541cm" svg:y="20.822cm">
          <draw:text-box>
            <text:p text:style-name="P3"><text:span text:style-name="T7">Ins</text:span><text:span text:style-name="T7">tru</text:span><text:span text:style-name="T7">cci</text:span><text:span text:style-name="T7">on</text:span><text:span text:style-name="T7">es</text:span></text:p>
          </draw:text-box>
        </draw:frame>
        <draw:frame draw:style-name="gr3" draw:text-style-name="P4" draw:layer="layout" svg:width="2.788cm" svg:height="0.475cm" svg:x="10.042cm" svg:y="20.822cm">
          <draw:text-box>
            <text:p text:style-name="P3"><text:span text:style-name="T7">Cic</text:span><text:span text:style-name="T7">los </text:span><text:span text:style-name="T7">par</text:span><text:span text:style-name="T7">ad</text:span><text:span text:style-name="T7">a</text:span></text:p>
          </draw:text-box>
        </draw:frame>
        <draw:frame draw:style-name="gr3" draw:text-style-name="P4" draw:layer="layout" svg:width="1.276cm" svg:height="0.475cm" svg:x="13.393cm" svg:y="20.822cm">
          <draw:text-box>
            <text:p text:style-name="P3"><text:span text:style-name="T7">Cic</text:span><text:span text:style-name="T7">los</text:span></text:p>
          </draw:text-box>
        </draw:frame>
        <draw:frame draw:style-name="gr3" draw:text-style-name="P4" draw:layer="layout" svg:width="0.709cm" svg:height="0.475cm" svg:x="15.139cm" svg:y="20.822cm">
          <draw:text-box>
            <text:p text:style-name="P3"><text:span text:style-name="T7">CPI</text:span></text:p>
          </draw:text-box>
        </draw:frame>
        <draw:frame draw:style-name="gr3" draw:text-style-name="P4" draw:layer="layout" svg:width="2.411cm" svg:height="0.475cm" svg:x="16.455cm" svg:y="20.822cm">
          <draw:text-box>
            <text:p text:style-name="P3"><text:span text:style-name="T7">Ac</text:span><text:span text:style-name="T7">ele</text:span><text:span text:style-name="T7">rac</text:span><text:span text:style-name="T7">ión</text:span></text:p>
          </draw:text-box>
        </draw:frame>
        <draw:frame draw:style-name="gr3" draw:text-style-name="P4" draw:layer="layout" svg:width="1.886cm" svg:height="0.475cm" svg:x="3.812cm" svg:y="21.325cm">
          <draw:text-box>
            <text:p text:style-name="P3"><text:span text:style-name="T7">DA</text:span><text:span text:style-name="T7">PY</text:span><text:span text:style-name="T7">U.S</text:span></text:p>
          </draw:text-box>
        </draw:frame>
        <draw:frame draw:style-name="gr3" draw:text-style-name="P4" draw:layer="layout" svg:width="0.713cm" svg:height="0.475cm" svg:x="7.446cm" svg:y="21.325cm">
          <draw:text-box>
            <text:p text:style-name="P3"><text:span text:style-name="T1">262</text:span></text:p>
          </draw:text-box>
        </draw:frame>
        <draw:frame draw:style-name="gr3" draw:text-style-name="P4" draw:layer="layout" svg:width="0.713cm" svg:height="0.475cm" svg:x="10.959cm" svg:y="21.325cm">
          <draw:text-box>
            <text:p text:style-name="P3"><text:span text:style-name="T1">301</text:span></text:p>
          </draw:text-box>
        </draw:frame>
        <draw:frame draw:style-name="gr3" draw:text-style-name="P4" draw:layer="layout" svg:width="0.713cm" svg:height="0.475cm" svg:x="13.557cm" svg:y="21.325cm">
          <draw:text-box>
            <text:p text:style-name="P3"><text:span text:style-name="T1">567</text:span></text:p>
          </draw:text-box>
        </draw:frame>
        <draw:frame draw:style-name="gr3" draw:text-style-name="P4" draw:layer="layout" svg:width="0.832cm" svg:height="0.475cm" svg:x="15.021cm" svg:y="21.325cm">
          <draw:text-box>
            <text:p text:style-name="P3"><text:span text:style-name="T1">2,1</text:span><text:span text:style-name="T1">6</text:span></text:p>
          </draw:text-box>
        </draw:frame>
        <draw:frame draw:style-name="gr3" draw:text-style-name="P4" draw:layer="layout" svg:width="1.78cm" svg:height="0.475cm" svg:x="17.184cm" svg:y="21.325cm">
          <draw:text-box>
            <text:p text:style-name="P3"><text:span text:style-name="T1">1,9</text:span><text:span text:style-name="T1">9/2,</text:span><text:span text:style-name="T1">16</text:span></text:p>
          </draw:text-box>
        </draw:frame>
        <draw:frame draw:style-name="gr3" draw:text-style-name="P4" draw:layer="layout" svg:width="2.216cm" svg:height="0.475cm" svg:x="3.647cm" svg:y="21.828cm">
          <draw:text-box>
            <text:p text:style-name="P3"><text:span text:style-name="T7">DA</text:span><text:span text:style-name="T7">PY</text:span><text:span text:style-name="T7">UO</text:span><text:span text:style-name="T7">.S</text:span></text:p>
          </draw:text-box>
        </draw:frame>
        <draw:frame draw:style-name="gr3" draw:text-style-name="P4" draw:layer="layout" svg:width="0.713cm" svg:height="0.475cm" svg:x="7.446cm" svg:y="21.828cm">
          <draw:text-box>
            <text:p text:style-name="P3"><text:span text:style-name="T1">261</text:span></text:p>
          </draw:text-box>
        </draw:frame>
        <draw:frame draw:style-name="gr3" draw:text-style-name="P4" draw:layer="layout" svg:width="0.476cm" svg:height="0.475cm" svg:x="10.959cm" svg:y="21.828cm">
          <draw:text-box>
            <text:p text:style-name="P3"><text:span text:style-name="T1">16</text:span></text:p>
          </draw:text-box>
        </draw:frame>
        <draw:frame draw:style-name="gr3" draw:text-style-name="P4" draw:layer="layout" svg:width="0.713cm" svg:height="0.475cm" svg:x="13.557cm" svg:y="21.828cm">
          <draw:text-box>
            <text:p text:style-name="P3"><text:span text:style-name="T1">281</text:span></text:p>
          </draw:text-box>
        </draw:frame>
        <draw:frame draw:style-name="gr3" draw:text-style-name="P4" draw:layer="layout" svg:width="0.832cm" svg:height="0.475cm" svg:x="15.021cm" svg:y="21.828cm">
          <draw:text-box>
            <text:p text:style-name="P3"><text:span text:style-name="T1">1,0</text:span><text:span text:style-name="T1">8</text:span></text:p>
          </draw:text-box>
        </draw:frame>
        <draw:frame draw:style-name="gr3" draw:text-style-name="P4" draw:layer="layout" svg:width="1.78cm" svg:height="0.475cm" svg:x="17.184cm" svg:y="21.828cm">
          <draw:text-box>
            <text:p text:style-name="P3"><text:span text:style-name="T1">1,9</text:span><text:span text:style-name="T1">9/1,</text:span><text:span text:style-name="T1">08</text:span></text:p>
          </draw:text-box>
        </draw:frame>
        <draw:frame draw:style-name="gr3" draw:text-style-name="P4" draw:layer="layout" svg:width="2.093cm" svg:height="0.475cm" svg:x="3.71cm" svg:y="22.33cm">
          <draw:text-box>
            <text:p text:style-name="P3"><text:span text:style-name="T7">DA</text:span><text:span text:style-name="T7">PY</text:span><text:span text:style-name="T7">SP.</text:span><text:span text:style-name="T7">S</text:span></text:p>
          </draw:text-box>
        </draw:frame>
        <draw:frame draw:style-name="gr3" draw:text-style-name="P4" draw:layer="layout" svg:width="0.713cm" svg:height="0.475cm" svg:x="7.446cm" svg:y="22.33cm">
          <draw:text-box>
            <text:p text:style-name="P3"><text:span text:style-name="T1">446</text:span></text:p>
          </draw:text-box>
        </draw:frame>
        <draw:frame draw:style-name="gr3" draw:text-style-name="P4" draw:layer="layout" svg:width="0.476cm" svg:height="0.475cm" svg:x="10.959cm" svg:y="22.33cm">
          <draw:text-box>
            <text:p text:style-name="P3"><text:span text:style-name="T1">67</text:span></text:p>
          </draw:text-box>
        </draw:frame>
        <draw:frame draw:style-name="gr3" draw:text-style-name="P4" draw:layer="layout" svg:width="0.713cm" svg:height="0.475cm" svg:x="13.557cm" svg:y="22.33cm">
          <draw:text-box>
            <text:p text:style-name="P3"><text:span text:style-name="T1">517</text:span></text:p>
          </draw:text-box>
        </draw:frame>
        <draw:frame draw:style-name="gr3" draw:text-style-name="P4" draw:layer="layout" svg:width="0.832cm" svg:height="0.475cm" svg:x="15.021cm" svg:y="22.33cm">
          <draw:text-box>
            <text:p text:style-name="P3"><text:span text:style-name="T1">1,1</text:span><text:span text:style-name="T1">6</text:span></text:p>
          </draw:text-box>
        </draw:frame>
        <draw:frame draw:style-name="gr3" draw:text-style-name="P4" draw:layer="layout" svg:width="1.78cm" svg:height="0.475cm" svg:x="17.184cm" svg:y="22.33cm">
          <draw:text-box>
            <text:p text:style-name="P3"><text:span text:style-name="T1">1,9</text:span><text:span text:style-name="T1">9/1,</text:span><text:span text:style-name="T1">16</text:span></text:p>
          </draw:text-box>
        </draw:frame>
        <draw:frame draw:style-name="gr3" draw:text-style-name="P4" draw:layer="layout" svg:width="0.422cm" svg:height="0.475cm" svg:x="3.325cm" svg:y="23.23cm">
          <draw:text-box>
            <text:p text:style-name="P3"><text:span text:style-name="T1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508cm" svg:height="26.306cm" svg:x="1.744cm" svg:y="1.702cm" svg:viewBox="0 0 17509 26307" draw:points="0,26307 17509,26307 17509,0 0,0">
          <text:p/>
        </draw:polygon>
        <draw:polygon draw:style-name="gr1" draw:text-style-name="P1" draw:layer="layout" svg:width="17.498cm" svg:height="5.298cm" svg:x="1.744cm" svg:y="22.71cm" svg:viewBox="0 0 17499 5299" draw:points="0,5299 17499,5299 17499,0 0,0">
          <text:p/>
        </draw:polygon>
        <draw:polygon draw:style-name="gr1" draw:text-style-name="P1" draw:layer="layout" svg:width="17.498cm" svg:height="21.008cm" svg:x="1.744cm" svg:y="1.702cm" svg:viewBox="0 0 17499 21009" draw:points="0,21009 17499,21009 17499,0 0,0">
          <text:p/>
        </draw:polygon>
        <draw:polygon draw:style-name="gr2" draw:text-style-name="P2" draw:layer="layout" svg:width="0.027cm" svg:height="0.979cm" svg:x="3.324cm" svg:y="8.396cm" svg:viewBox="0 0 28 980" draw:points="0,980 28,980 28,0 0,0">
          <text:p/>
        </draw:polygon>
        <draw:polygon draw:style-name="gr2" draw:text-style-name="P2" draw:layer="layout" svg:width="0.027cm" svg:height="0.979cm" svg:x="5.684cm" svg:y="8.396cm" svg:viewBox="0 0 28 980" draw:points="0,980 28,980 28,0 0,0">
          <text:p/>
        </draw:polygon>
        <draw:polygon draw:style-name="gr2" draw:text-style-name="P2" draw:layer="layout" svg:width="0.027cm" svg:height="0.979cm" svg:x="8.934cm" svg:y="8.396cm" svg:viewBox="0 0 28 980" draw:points="0,980 28,980 28,0 0,0">
          <text:p/>
        </draw:polygon>
        <draw:polygon draw:style-name="gr2" draw:text-style-name="P2" draw:layer="layout" svg:width="0.027cm" svg:height="0.979cm" svg:x="12.212cm" svg:y="8.396cm" svg:viewBox="0 0 28 980" draw:points="0,980 28,980 28,0 0,0">
          <text:p/>
        </draw:polygon>
        <draw:polygon draw:style-name="gr2" draw:text-style-name="P2" draw:layer="layout" svg:width="0.026cm" svg:height="0.979cm" svg:x="13.762cm" svg:y="8.396cm" svg:viewBox="0 0 27 980" draw:points="0,980 27,980 27,0 0,0">
          <text:p/>
        </draw:polygon>
        <draw:polygon draw:style-name="gr2" draw:text-style-name="P2" draw:layer="layout" svg:width="0.027cm" svg:height="0.979cm" svg:x="15.204cm" svg:y="8.396cm" svg:viewBox="0 0 28 980" draw:points="0,980 28,980 28,0 0,0">
          <text:p/>
        </draw:polygon>
        <draw:polygon draw:style-name="gr2" draw:text-style-name="P2" draw:layer="layout" svg:width="11.907cm" svg:height="0.027cm" svg:x="3.324cm" svg:y="8.369cm" svg:viewBox="0 0 11908 28" draw:points="0,28 11908,28 11908,0 0,0">
          <text:p/>
        </draw:polygon>
        <draw:polygon draw:style-name="gr2" draw:text-style-name="P2" draw:layer="layout" svg:width="2.333cm" svg:height="0.026cm" svg:x="3.351cm" svg:y="8.872cm" svg:viewBox="0 0 2334 27" draw:points="0,27 2334,27 2334,0 0,0">
          <text:p/>
        </draw:polygon>
        <draw:polygon draw:style-name="gr2" draw:text-style-name="P2" draw:layer="layout" svg:width="3.223cm" svg:height="0.026cm" svg:x="5.711cm" svg:y="8.872cm" svg:viewBox="0 0 3224 27" draw:points="0,27 3224,27 3224,0 0,0">
          <text:p/>
        </draw:polygon>
        <draw:polygon draw:style-name="gr2" draw:text-style-name="P2" draw:layer="layout" svg:width="3.251cm" svg:height="0.026cm" svg:x="8.961cm" svg:y="8.872cm" svg:viewBox="0 0 3252 27" draw:points="0,27 3252,27 3252,0 0,0">
          <text:p/>
        </draw:polygon>
        <draw:polygon draw:style-name="gr2" draw:text-style-name="P2" draw:layer="layout" svg:width="1.523cm" svg:height="0.026cm" svg:x="12.239cm" svg:y="8.872cm" svg:viewBox="0 0 1524 27" draw:points="0,27 1524,27 1524,0 0,0">
          <text:p/>
        </draw:polygon>
        <draw:polygon draw:style-name="gr2" draw:text-style-name="P2" draw:layer="layout" svg:width="1.416cm" svg:height="0.026cm" svg:x="13.788cm" svg:y="8.872cm" svg:viewBox="0 0 1417 27" draw:points="0,27 1417,27 1417,0 0,0">
          <text:p/>
        </draw:polygon>
        <draw:polygon draw:style-name="gr2" draw:text-style-name="P2" draw:layer="layout" svg:width="11.907cm" svg:height="0.026cm" svg:x="3.324cm" svg:y="9.375cm" svg:viewBox="0 0 11908 27" draw:points="0,27 11908,27 11908,0 0,0">
          <text:p/>
        </draw:polygon>
        <draw:polygon draw:style-name="gr2" draw:text-style-name="P2" draw:layer="layout" svg:width="0.027cm" svg:height="0.979cm" svg:x="3.324cm" svg:y="19.958cm" svg:viewBox="0 0 28 980" draw:points="0,980 28,980 28,0 0,0">
          <text:p/>
        </draw:polygon>
        <draw:polygon draw:style-name="gr2" draw:text-style-name="P2" draw:layer="layout" svg:width="0.026cm" svg:height="0.979cm" svg:x="6.106cm" svg:y="19.958cm" svg:viewBox="0 0 27 980" draw:points="0,980 27,980 27,0 0,0">
          <text:p/>
        </draw:polygon>
        <draw:polygon draw:style-name="gr2" draw:text-style-name="P2" draw:layer="layout" svg:width="0.027cm" svg:height="0.979cm" svg:x="9.617cm" svg:y="19.958cm" svg:viewBox="0 0 28 980" draw:points="0,980 28,980 28,0 0,0">
          <text:p/>
        </draw:polygon>
        <draw:polygon draw:style-name="gr2" draw:text-style-name="P2" draw:layer="layout" svg:width="0.027cm" svg:height="0.979cm" svg:x="13.158cm" svg:y="19.958cm" svg:viewBox="0 0 28 980" draw:points="0,980 28,980 28,0 0,0">
          <text:p/>
        </draw:polygon>
        <draw:polygon draw:style-name="gr2" draw:text-style-name="P2" draw:layer="layout" svg:width="0.026cm" svg:height="0.979cm" svg:x="14.832cm" svg:y="19.958cm" svg:viewBox="0 0 27 980" draw:points="0,980 27,980 27,0 0,0">
          <text:p/>
        </draw:polygon>
        <draw:polygon draw:style-name="gr2" draw:text-style-name="P2" draw:layer="layout" svg:width="0.026cm" svg:height="0.979cm" svg:x="16.099cm" svg:y="19.958cm" svg:viewBox="0 0 27 980" draw:points="0,980 27,980 27,0 0,0">
          <text:p/>
        </draw:polygon>
        <draw:polygon draw:style-name="gr2" draw:text-style-name="P2" draw:layer="layout" svg:width="0.026cm" svg:height="0.979cm" svg:x="19.173cm" svg:y="19.958cm" svg:viewBox="0 0 27 980" draw:points="0,980 27,980 27,0 0,0">
          <text:p/>
        </draw:polygon>
        <draw:polygon draw:style-name="gr2" draw:text-style-name="P2" draw:layer="layout" svg:width="15.875cm" svg:height="0.027cm" svg:x="3.324cm" svg:y="19.931cm" svg:viewBox="0 0 15876 28" draw:points="0,28 15876,28 15876,0 0,0">
          <text:p/>
        </draw:polygon>
        <draw:polygon draw:style-name="gr2" draw:text-style-name="P2" draw:layer="layout" svg:width="2.755cm" svg:height="0.027cm" svg:x="3.351cm" svg:y="20.434cm" svg:viewBox="0 0 2756 28" draw:points="0,28 2756,28 2756,0 0,0">
          <text:p/>
        </draw:polygon>
        <draw:polygon draw:style-name="gr2" draw:text-style-name="P2" draw:layer="layout" svg:width="3.485cm" svg:height="0.027cm" svg:x="6.132cm" svg:y="20.434cm" svg:viewBox="0 0 3486 28" draw:points="0,28 3486,28 3486,0 0,0">
          <text:p/>
        </draw:polygon>
        <draw:polygon draw:style-name="gr2" draw:text-style-name="P2" draw:layer="layout" svg:width="3.514cm" svg:height="0.027cm" svg:x="9.644cm" svg:y="20.434cm" svg:viewBox="0 0 3515 28" draw:points="0,28 3515,28 3515,0 0,0">
          <text:p/>
        </draw:polygon>
        <draw:polygon draw:style-name="gr2" draw:text-style-name="P2" draw:layer="layout" svg:width="1.647cm" svg:height="0.027cm" svg:x="13.185cm" svg:y="20.434cm" svg:viewBox="0 0 1648 28" draw:points="0,28 1648,28 1648,0 0,0">
          <text:p/>
        </draw:polygon>
        <draw:polygon draw:style-name="gr2" draw:text-style-name="P2" draw:layer="layout" svg:width="1.24cm" svg:height="0.027cm" svg:x="14.858cm" svg:y="20.434cm" svg:viewBox="0 0 1241 28" draw:points="0,28 1241,28 1241,0 0,0">
          <text:p/>
        </draw:polygon>
        <draw:polygon draw:style-name="gr2" draw:text-style-name="P2" draw:layer="layout" svg:width="3.048cm" svg:height="0.027cm" svg:x="16.125cm" svg:y="20.434cm" svg:viewBox="0 0 3049 28" draw:points="0,28 3049,28 3049,0 0,0">
          <text:p/>
        </draw:polygon>
        <draw:polygon draw:style-name="gr2" draw:text-style-name="P2" draw:layer="layout" svg:width="15.875cm" svg:height="0.026cm" svg:x="3.324cm" svg:y="20.937cm" svg:viewBox="0 0 15876 27" draw:points="0,27 15876,27 15876,0 0,0">
          <text:p/>
        </draw:polygon>
        <draw:frame draw:style-name="gr5" draw:text-style-name="P6" draw:layer="layout" svg:width="0.634cm" svg:height="0.738cm" svg:x="2.063cm" svg:y="1.73cm">
          <draw:text-box>
            <text:p text:style-name="P3"><text:span text:style-name="T3">3</text:span></text:p>
          </draw:text-box>
        </draw:frame>
        <draw:frame draw:style-name="gr7" draw:text-style-name="P8" draw:layer="layout" svg:width="4.206cm" svg:height="0.531cm" svg:x="3.325cm" svg:y="2.479cm">
          <draw:text-box>
            <text:p text:style-name="P3"><text:span text:style-name="T5">Pr</text:span><text:span text:style-name="T5">ogr</text:span><text:span text:style-name="T5">am</text:span><text:span text:style-name="T5">a </text:span><text:span text:style-name="T5">DA</text:span><text:span text:style-name="T5">XP</text:span><text:span text:style-name="T5">Y.S</text:span></text:p>
          </draw:text-box>
        </draw:frame>
        <draw:frame draw:style-name="gr8" draw:text-style-name="P9" draw:layer="layout" svg:width="3.52cm" svg:height="0.412cm" svg:x="3.325cm" svg:y="3.369cm">
          <draw:text-box>
            <text:p text:style-name="P3"><text:span text:style-name="T6">Cód</text:span><text:span text:style-name="T6">igo </text:span><text:span text:style-name="T6">del </text:span><text:span text:style-name="T6">pro</text:span><text:span text:style-name="T6">gra</text:span><text:span text:style-name="T6">ma:</text:span></text:p>
          </draw:text-box>
        </draw:frame>
        <draw:frame draw:style-name="gr3" draw:text-style-name="P4" draw:layer="layout" svg:width="0.422cm" svg:height="0.475cm" svg:x="3.325cm" svg:y="4.159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0.634cm" svg:height="0.738cm" svg:x="2.063cm" svg:y="6.122cm">
          <draw:text-box>
            <text:p text:style-name="P3"><text:span text:style-name="T3">4</text:span></text:p>
          </draw:text-box>
        </draw:frame>
        <draw:frame draw:style-name="gr7" draw:text-style-name="P8" draw:layer="layout" svg:width="4.206cm" svg:height="0.531cm" svg:x="3.325cm" svg:y="6.66cm">
          <draw:text-box>
            <text:p text:style-name="P3"><text:span text:style-name="T5">Pr</text:span><text:span text:style-name="T5">ogr</text:span><text:span text:style-name="T5">am</text:span><text:span text:style-name="T5">a </text:span><text:span text:style-name="T5">DA</text:span><text:span text:style-name="T5">XP</text:span><text:span text:style-name="T5">Y.S</text:span></text:p>
          </draw:text-box>
        </draw:frame>
        <draw:frame draw:style-name="gr8" draw:text-style-name="P9" draw:layer="layout" svg:width="4.1cm" svg:height="0.412cm" svg:x="3.325cm" svg:y="7.549cm">
          <draw:text-box>
            <text:p text:style-name="P3"><text:span text:style-name="T6">Res</text:span><text:span text:style-name="T6">ulta</text:span><text:span text:style-name="T6">dos </text:span><text:span text:style-name="T6">de </text:span><text:span text:style-name="T6">ejec</text:span><text:span text:style-name="T6">ució</text:span><text:span text:style-name="T6">n:</text:span></text:p>
          </draw:text-box>
        </draw:frame>
        <draw:frame draw:style-name="gr3" draw:text-style-name="P4" draw:layer="layout" svg:width="1.983cm" svg:height="0.475cm" svg:x="3.53cm" svg:y="8.392cm">
          <draw:text-box>
            <text:p text:style-name="P3"><text:span text:style-name="T7">Pro</text:span><text:span text:style-name="T7">gra</text:span><text:span text:style-name="T7">ma</text:span></text:p>
          </draw:text-box>
        </draw:frame>
        <draw:frame draw:style-name="gr3" draw:text-style-name="P4" draw:layer="layout" svg:width="2.762cm" svg:height="0.475cm" svg:x="5.947cm" svg:y="8.392cm">
          <draw:text-box>
            <text:p text:style-name="P3"><text:span text:style-name="T7">Ins</text:span><text:span text:style-name="T7">tru</text:span><text:span text:style-name="T7">cci</text:span><text:span text:style-name="T7">on</text:span><text:span text:style-name="T7">es</text:span></text:p>
          </draw:text-box>
        </draw:frame>
        <draw:frame draw:style-name="gr3" draw:text-style-name="P4" draw:layer="layout" svg:width="2.788cm" svg:height="0.475cm" svg:x="9.199cm" svg:y="8.392cm">
          <draw:text-box>
            <text:p text:style-name="P3"><text:span text:style-name="T7">C</text:span><text:span text:style-name="T7">i</text:span><text:span text:style-name="T7">c</text:span><text:span text:style-name="T7">l</text:span><text:span text:style-name="T7">o</text:span><text:span text:style-name="T7">s</text:span><text:span text:style-name="T7"> </text:span><text:span text:style-name="T7">p</text:span><text:span text:style-name="T7">a</text:span><text:span text:style-name="T7">r</text:span><text:span text:style-name="T7">a</text:span><text:span text:style-name="T7">d</text:span><text:span text:style-name="T7">a</text:span></text:p>
          </draw:text-box>
        </draw:frame>
        <draw:frame draw:style-name="gr3" draw:text-style-name="P4" draw:layer="layout" svg:width="1.276cm" svg:height="0.475cm" svg:x="12.365cm" svg:y="8.392cm">
          <draw:text-box>
            <text:p text:style-name="P3"><text:span text:style-name="T7">Cic</text:span><text:span text:style-name="T7">los</text:span></text:p>
          </draw:text-box>
        </draw:frame>
        <draw:frame draw:style-name="gr3" draw:text-style-name="P4" draw:layer="layout" svg:width="0.946cm" svg:height="0.475cm" svg:x="14.026cm" svg:y="8.392cm">
          <draw:text-box>
            <text:p text:style-name="P3"><text:span text:style-name="T7">CPI </text:span><text:span text:style-name="T7"><text:s/></text:span></text:p>
          </draw:text-box>
        </draw:frame>
        <draw:frame draw:style-name="gr3" draw:text-style-name="P4" draw:layer="layout" svg:width="3.118cm" svg:height="0.475cm" svg:x="3.612cm" svg:y="8.895cm">
          <draw:text-box>
            <text:p text:style-name="P3"><text:span text:style-name="T7">DA</text:span><text:span text:style-name="T7">XP</text:span><text:span text:style-name="T7">Y.S</text:span><text:span text:style-name="T1"> </text:span><text:span text:style-name="T1"><text:s text:c="2"/></text:span><text:span text:style-name="T1">___</text:span><text:span text:style-name="T1">_</text:span></text:p>
          </draw:text-box>
        </draw:frame>
        <draw:frame draw:style-name="gr3" draw:text-style-name="P4" draw:layer="layout" svg:width="1.187cm" svg:height="0.475cm" svg:x="8.988cm" svg:y="8.895cm">
          <draw:text-box>
            <text:p text:style-name="P3"><text:span text:style-name="T1"><text:s text:c="2"/></text:span><text:span text:style-name="T1">___</text:span><text:span text:style-name="T1">_</text:span></text:p>
          </draw:text-box>
        </draw:frame>
        <draw:frame draw:style-name="gr3" draw:text-style-name="P4" draw:layer="layout" svg:width="1.187cm" svg:height="0.475cm" svg:x="12.266cm" svg:y="8.895cm">
          <draw:text-box>
            <text:p text:style-name="P3"><text:span text:style-name="T1"><text:s text:c="2"/></text:span><text:span text:style-name="T1">___</text:span><text:span text:style-name="T1">_</text:span></text:p>
          </draw:text-box>
        </draw:frame>
        <draw:frame draw:style-name="gr3" draw:text-style-name="P4" draw:layer="layout" svg:width="1.187cm" svg:height="0.475cm" svg:x="13.815cm" svg:y="8.895cm">
          <draw:text-box>
            <text:p text:style-name="P3"><text:span text:style-name="T1"><text:s text:c="2"/></text:span><text:span text:style-name="T1">___</text:span><text:span text:style-name="T1">_</text:span></text:p>
          </draw:text-box>
        </draw:frame>
        <draw:frame draw:style-name="gr5" draw:text-style-name="P6" draw:layer="layout" svg:width="0.634cm" svg:height="0.738cm" svg:x="2.063cm" svg:y="10.488cm">
          <draw:text-box>
            <text:p text:style-name="P3"><text:span text:style-name="T3">5</text:span></text:p>
          </draw:text-box>
        </draw:frame>
        <draw:frame draw:style-name="gr7" draw:text-style-name="P8" draw:layer="layout" svg:width="10.467cm" svg:height="0.531cm" svg:x="3.325cm" svg:y="11.237cm">
          <draw:text-box>
            <text:p text:style-name="P3"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a</text:span><text:span text:style-name="T5"> </text:span><text:span text:style-name="T5">D</text:span><text:span text:style-name="T5">A</text:span><text:span text:style-name="T5">X</text:span><text:span text:style-name="T5">P</text:span><text:span text:style-name="T5">Y</text:span><text:span text:style-name="T5">U</text:span><text:span text:style-name="T5">.</text:span><text:span text:style-name="T5">S</text:span><text:span text:style-name="T5"> </text:span><text:span text:style-name="T5">(</text:span><text:span text:style-name="T8">L</text:span><text:span text:style-name="T8">o</text:span><text:span text:style-name="T8">o</text:span><text:span text:style-name="T8">p</text:span><text:span text:style-name="T8">-</text:span><text:span text:style-name="T8">u</text:span><text:span text:style-name="T8">n</text:span><text:span text:style-name="T8">r</text:span><text:span text:style-name="T8">o</text:span><text:span text:style-name="T8">l</text:span><text:span text:style-name="T8">l</text:span><text:span text:style-name="T8">i</text:span><text:span text:style-name="T8">n</text:span><text:span text:style-name="T8">g</text:span><text:span text:style-name="T8"> </text:span><text:span text:style-name="T8">o</text:span><text:span text:style-name="T8">p</text:span><text:span text:style-name="T8">t</text:span><text:span text:style-name="T8">i</text:span><text:span text:style-name="T8">m</text:span><text:span text:style-name="T8">i</text:span><text:span text:style-name="T8">z</text:span><text:span text:style-name="T8">a</text:span><text:span text:style-name="T8">d</text:span><text:span text:style-name="T8">o</text:span><text:span text:style-name="T5">)</text:span></text:p>
          </draw:text-box>
        </draw:frame>
        <draw:frame draw:style-name="gr8" draw:text-style-name="P9" draw:layer="layout" svg:width="3.52cm" svg:height="0.412cm" svg:x="3.325cm" svg:y="12.127cm">
          <draw:text-box>
            <text:p text:style-name="P3"><text:span text:style-name="T6">Código </text:span><text:span text:style-name="T6">del </text:span><text:span text:style-name="T6">program</text:span><text:span text:style-name="T6">a:</text:span></text:p>
          </draw:text-box>
        </draw:frame>
        <draw:frame draw:style-name="gr3" draw:text-style-name="P4" draw:layer="layout" svg:width="0.422cm" svg:height="0.475cm" svg:x="3.325cm" svg:y="12.493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0.634cm" svg:height="0.738cm" svg:x="2.063cm" svg:y="14.457cm">
          <draw:text-box>
            <text:p text:style-name="P3"><text:span text:style-name="T3">6</text:span></text:p>
          </draw:text-box>
        </draw:frame>
        <draw:frame draw:style-name="gr7" draw:text-style-name="P8" draw:layer="layout" svg:width="15.479cm" svg:height="0.531cm" svg:x="3.325cm" svg:y="15.206cm">
          <draw:text-box>
            <text:p text:style-name="P3"><text:span text:style-name="T5">Tra</text:span><text:span text:style-name="T5">s </text:span><text:span text:style-name="T5">im</text:span><text:span text:style-name="T5">ple</text:span><text:span text:style-name="T5">me</text:span><text:span text:style-name="T5">nta</text:span><text:span text:style-name="T5">r el </text:span><text:span text:style-name="T8">Lo</text:span><text:span text:style-name="T8">op-</text:span><text:span text:style-name="T8">unr</text:span><text:span text:style-name="T8">olli</text:span><text:span text:style-name="T8">ng</text:span><text:span text:style-name="T5">. </text:span><text:span text:style-name="T5">¿S</text:span><text:span text:style-name="T5">e </text:span><text:span text:style-name="T5">ha</text:span><text:span text:style-name="T5">n </text:span><text:span text:style-name="T5">eli</text:span><text:span text:style-name="T5">mi</text:span><text:span text:style-name="T5">na</text:span><text:span text:style-name="T5">do </text:span><text:span text:style-name="T5">tod</text:span><text:span text:style-name="T5">os </text:span><text:span text:style-name="T5">los </text:span><text:span text:style-name="T5">cicl</text:span><text:span text:style-name="T5">os </text:span><text:span text:style-name="T5">de</text:span></text:p>
          </draw:text-box>
        </draw:frame>
        <draw:frame draw:style-name="gr7" draw:text-style-name="P8" draw:layer="layout" svg:width="10.801cm" svg:height="0.531cm" svg:x="3.325cm" svg:y="15.682cm">
          <draw:text-box>
            <text:p text:style-name="P3"><text:span text:style-name="T5">par</text:span><text:span text:style-name="T5">ad</text:span><text:span text:style-name="T5">a? </text:span><text:span text:style-name="T5">Si </text:span><text:span text:style-name="T5">no </text:span><text:span text:style-name="T5">es </text:span><text:span text:style-name="T5">el </text:span><text:span text:style-name="T5">ca</text:span><text:span text:style-name="T5">so </text:span><text:span text:style-name="T5">co</text:span><text:span text:style-name="T5">me</text:span><text:span text:style-name="T5">nta </text:span><text:span text:style-name="T5">cu</text:span><text:span text:style-name="T5">ál </text:span><text:span text:style-name="T5">es </text:span><text:span text:style-name="T5">la </text:span><text:span text:style-name="T5">ca</text:span><text:span text:style-name="T5">us</text:span><text:span text:style-name="T5">a.</text:span></text:p>
          </draw:text-box>
        </draw:frame>
        <draw:frame draw:style-name="gr5" draw:text-style-name="P6" draw:layer="layout" svg:width="0.634cm" svg:height="0.738cm" svg:x="2.063cm" svg:y="17.685cm">
          <draw:text-box>
            <text:p text:style-name="P3"><text:span text:style-name="T3">7</text:span></text:p>
          </draw:text-box>
        </draw:frame>
        <draw:frame draw:style-name="gr7" draw:text-style-name="P8" draw:layer="layout" svg:width="4.612cm" svg:height="0.531cm" svg:x="3.325cm" svg:y="18.222cm">
          <draw:text-box>
            <text:p text:style-name="P3"><text:span text:style-name="T5">Pr</text:span><text:span text:style-name="T5">ogr</text:span><text:span text:style-name="T5">am</text:span><text:span text:style-name="T5">a </text:span><text:span text:style-name="T5">DA</text:span><text:span text:style-name="T5">XP</text:span><text:span text:style-name="T5">YU</text:span><text:span text:style-name="T5">.S</text:span></text:p>
          </draw:text-box>
        </draw:frame>
        <draw:frame draw:style-name="gr8" draw:text-style-name="P9" draw:layer="layout" svg:width="4.1cm" svg:height="0.412cm" svg:x="3.325cm" svg:y="19.112cm">
          <draw:text-box>
            <text:p text:style-name="P3"><text:span text:style-name="T6">Resultad</text:span><text:span text:style-name="T6">os de </text:span><text:span text:style-name="T6">ejecución</text:span><text:span text:style-name="T6">:</text:span></text:p>
          </draw:text-box>
        </draw:frame>
        <draw:frame draw:style-name="gr3" draw:text-style-name="P4" draw:layer="layout" svg:width="1.983cm" svg:height="0.475cm" svg:x="3.74cm" svg:y="19.955cm">
          <draw:text-box>
            <text:p text:style-name="P3"><text:span text:style-name="T7">Progra</text:span><text:span text:style-name="T7">ma</text:span></text:p>
          </draw:text-box>
        </draw:frame>
        <draw:frame draw:style-name="gr3" draw:text-style-name="P4" draw:layer="layout" svg:width="2.762cm" svg:height="0.475cm" svg:x="6.499cm" svg:y="19.955cm">
          <draw:text-box>
            <text:p text:style-name="P3"><text:span text:style-name="T7">Instrucc</text:span><text:span text:style-name="T7">iones</text:span></text:p>
          </draw:text-box>
        </draw:frame>
        <draw:frame draw:style-name="gr3" draw:text-style-name="P4" draw:layer="layout" svg:width="2.788cm" svg:height="0.475cm" svg:x="10.013cm" svg:y="19.955cm">
          <draw:text-box>
            <text:p text:style-name="P3"><text:span text:style-name="T7">Ciclo</text:span><text:span text:style-name="T7">s </text:span><text:span text:style-name="T7">parad</text:span><text:span text:style-name="T7">a</text:span></text:p>
          </draw:text-box>
        </draw:frame>
        <draw:frame draw:style-name="gr3" draw:text-style-name="P4" draw:layer="layout" svg:width="1.276cm" svg:height="0.475cm" svg:x="13.373cm" svg:y="19.955cm">
          <draw:text-box>
            <text:p text:style-name="P3"><text:span text:style-name="T7">Cic</text:span><text:span text:style-name="T7">los</text:span></text:p>
          </draw:text-box>
        </draw:frame>
        <draw:frame draw:style-name="gr3" draw:text-style-name="P4" draw:layer="layout" svg:width="0.709cm" svg:height="0.475cm" svg:x="15.126cm" svg:y="19.955cm">
          <draw:text-box>
            <text:p text:style-name="P3"><text:span text:style-name="T7">CPI</text:span></text:p>
          </draw:text-box>
        </draw:frame>
        <draw:frame draw:style-name="gr3" draw:text-style-name="P4" draw:layer="layout" svg:width="2.411cm" svg:height="0.475cm" svg:x="16.449cm" svg:y="19.955cm">
          <draw:text-box>
            <text:p text:style-name="P3"><text:span text:style-name="T7">Ac</text:span><text:span text:style-name="T7">ele</text:span><text:span text:style-name="T7">rac</text:span><text:span text:style-name="T7">ión</text:span></text:p>
          </draw:text-box>
        </draw:frame>
        <draw:frame draw:style-name="gr3" draw:text-style-name="P4" draw:layer="layout" svg:width="2.169cm" svg:height="0.475cm" svg:x="3.647cm" svg:y="20.457cm">
          <draw:text-box>
            <text:p text:style-name="P3"><text:span text:style-name="T7">D</text:span><text:span text:style-name="T7">A</text:span><text:span text:style-name="T7">X</text:span><text:span text:style-name="T7">P</text:span><text:span text:style-name="T7">Y</text:span><text:span text:style-name="T7">U</text:span><text:span text:style-name="T7">.</text:span><text:span text:style-name="T7">S</text:span></text:p>
          </draw:text-box>
        </draw:frame>
        <draw:frame draw:style-name="gr3" draw:text-style-name="P4" draw:layer="layout" svg:width="0.95cm" svg:height="0.475cm" svg:x="7.404cm" svg:y="20.457cm">
          <draw:text-box>
            <text:p text:style-name="P3"><text:span text:style-name="T1">___</text:span><text:span text:style-name="T1">_</text:span></text:p>
          </draw:text-box>
        </draw:frame>
        <draw:frame draw:style-name="gr3" draw:text-style-name="P4" draw:layer="layout" svg:width="0.95cm" svg:height="0.475cm" svg:x="10.93cm" svg:y="20.457cm">
          <draw:text-box>
            <text:p text:style-name="P3"><text:span text:style-name="T1">___</text:span><text:span text:style-name="T1">_</text:span></text:p>
          </draw:text-box>
        </draw:frame>
        <draw:frame draw:style-name="gr3" draw:text-style-name="P4" draw:layer="layout" svg:width="0.95cm" svg:height="0.475cm" svg:x="13.538cm" svg:y="20.457cm">
          <draw:text-box>
            <text:p text:style-name="P3"><text:span text:style-name="T1">___</text:span><text:span text:style-name="T1">_</text:span></text:p>
          </draw:text-box>
        </draw:frame>
        <draw:frame draw:style-name="gr3" draw:text-style-name="P4" draw:layer="layout" svg:width="0.95cm" svg:height="0.475cm" svg:x="15.008cm" svg:y="20.457cm">
          <draw:text-box>
            <text:p text:style-name="P3"><text:span text:style-name="T1">___</text:span><text:span text:style-name="T1">_</text:span></text:p>
          </draw:text-box>
        </draw:frame>
        <draw:frame draw:style-name="gr3" draw:text-style-name="P4" draw:layer="layout" svg:width="0.95cm" svg:height="0.475cm" svg:x="17.179cm" svg:y="20.457cm">
          <draw:text-box>
            <text:p text:style-name="P3"><text:span text:style-name="T1">___</text:span><text:span text:style-name="T1">_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HelveticaNeue1" svg:font-family="HelveticaNeue"/>
    <style:font-face style:name="Arial" svg:font-family="Arial" style:font-pitch="variable"/>
    <style:font-face style:name="DejaVu Sans1" svg:font-family="'DejaVu Sans'" style:font-pitch="variable"/>
    <style:font-face style:name="HelveticaNeue" svg:font-family="HelveticaNeue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7cm" fo:margin-bottom="1cm" fo:margin-left="1.7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30T21:42:20.557236301</dc:date>
    <meta:editing-duration>PT1M11S</meta:editing-duration>
    <meta:editing-cycles>1</meta:editing-cycles>
    <meta:document-statistic meta:object-count="168"/>
    <meta:generator>LibreOffice/5.1.6.2$Linux_X86_64 LibreOffice_project/10m0$Build-2</meta:generator>
  </office:meta>
</office:document-meta>
</file>